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df7" officeooo:paragraph-rsid="000bbdf7" fo:background-color="#fff200"/>
    </style:style>
    <style:style style:name="P2" style:family="paragraph" style:parent-style-name="Standard">
      <style:paragraph-properties fo:text-align="center" style:justify-single-word="false"/>
      <style:text-properties officeooo:rsid="000d2437" officeooo:paragraph-rsid="000d2437" fo:background-color="#fff200"/>
    </style:style>
    <style:style style:name="P3" style:family="paragraph" style:parent-style-name="Standard">
      <style:paragraph-properties fo:text-align="start" style:justify-single-word="false"/>
      <style:text-properties officeooo:rsid="000bbdf7" officeooo:paragraph-rsid="000bbdf7" fo:background-color="transparent"/>
    </style:style>
    <style:style style:name="P4" style:family="paragraph" style:parent-style-name="Standard">
      <style:paragraph-properties fo:text-align="start" style:justify-single-word="false"/>
      <style:text-properties officeooo:paragraph-rsid="000d2437"/>
    </style:style>
    <style:style style:name="T1" style:family="text">
      <style:text-properties fo:font-variant="normal" fo:text-transform="none" fo:color="#000000" style:font-name="apple-system" fo:font-size="10.5pt" fo:letter-spacing="normal" fo:font-style="normal" fo:font-weight="bold"/>
    </style:style>
    <style:style style:name="T2" style:family="text">
      <style:text-properties fo:font-variant="normal" fo:text-transform="none" fo:color="#000000" style:font-name="apple-system" fo:font-size="10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apple-system" fo:font-size="10.5pt" fo:letter-spacing="normal" fo:font-style="normal" fo:font-weight="normal" officeooo:rsid="000d2437" style:font-weight-asian="normal" style:font-weight-complex="normal"/>
    </style:style>
    <style:style style:name="T4" style:family="text">
      <style:text-properties fo:font-variant="normal" fo:text-transform="none" fo:color="#000000" style:font-name="apple-system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font-name="apple-system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6" style:family="text">
      <style:text-properties officeooo:rsid="000d2437" fo:background-color="#fff200" loext:char-shading-value="0"/>
    </style:style>
    <style:style style:name="T7" style:family="text">
      <style:text-properties officeooo:rsid="000d2437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USTOMIZE LOGIN PAGE IN WORDPRESS</text:p>
      <text:p text:style-name="P1"/>
      <text:p text:style-name="P3">1.Install plugin -&gt; erident custom login -&gt;settings then design in your own style</text:p>
      <text:p text:style-name="P3"/>
      <text:p text:style-name="P3"/>
      <text:p text:style-name="P2">HOW TO CUSTOMIZE PRODUCT ATTRIBUTES</text:p>
      <text:p text:style-name="P2"/>
      <text:p text:style-name="P4"><text:span text:style-name="T7">1. Install plugin -&gt; </text:span><text:span text:style-name="Strong_20_Emphasis"><text:span text:style-name="T5">V</text:span></text:span><text:span text:style-name="Strong_20_Emphasis"><text:span text:style-name="T2">ariation Swatches for WooCommerce -</text:span></text:span><text:span text:style-name="Strong_20_Emphasis"><text:span text:style-name="T3">&gt; settings</text:span></text:span></text:p>
      <text:p text:style-name="P4"><text:span text:style-name="Strong_20_Emphasis"><text:span text:style-name="T3">2. woocommerce -&gt; products -&gt;attributes -&gt; create attributes -&gt;like color, size, brand etc</text:span></text:span></text:p>
      <text:p text:style-name="P4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4T11:47:30.579061051</meta:creation-date>
    <dc:date>2022-12-14T11:52:55.184366489</dc:date>
    <meta:editing-duration>PT5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48" meta:character-count="313" meta:non-whitespace-character-count="270"/>
  </office:meta>
</office:document-meta>
</file>